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C15ADE28.png" manifest:media-type=""/>
  <manifest:file-entry manifest:full-path="Pictures/100000000000012C000000A8A43A7AB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stroke="solid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3deb3d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soli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solid"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marker-start="Arrow" draw:marker-start-width="0.3cm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marker-end="Arrow" draw:textarea-vertical-align="middle"/>
    </style:style>
    <style:style style:name="gr13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50%" fo:text-align="start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87cm" svg:height="5.575cm" svg:x="0.508cm" svg:y="6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46cm" svg:height="4.512cm" svg:x="0.71cm" svg:y="7.54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api</text:span></text:p>
          <text:p text:style-name="P2"><text:span text:style-name="T1">ally-core</text:span></text:p>
          <text:p text:style-name="P2"><text:span text:style-name="T1">ally-core-http</text:span></text:p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635cm" svg:x="0.71cm" svg:y="6.905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44cm" svg:height="4.445cm" svg:x="8.763cm" svg:y="0.508cm">
          <draw:image xlink:href="Pictures/100000000000012C000000A8A43A7AB2.jpg" xlink:type="simple" xlink:show="embed" xlink:actuate="onLoad">
            <text:p text:style-name="P1"><text:span text:style-name="T3">Network</text:span></text:p>
          </draw:image>
        </draw:frame>
        <draw:frame draw:style-name="gr5" draw:text-style-name="P1" draw:layer="layout" svg:width="8.636cm" svg:height="5.588cm" svg:x="9.017cm" svg:y="6.477cm">
          <draw:image xlink:href="Pictures/100000000000064000000384C15ADE28.png" xlink:type="simple" xlink:show="embed" xlink:actuate="onLoad">
            <text:p/>
          </draw:image>
        </draw:frame>
        <draw:custom-shape draw:style-name="gr6" draw:text-style-name="P6" draw:layer="layout" svg:width="3.048cm" svg:height="0.762cm" svg:x="0.71cm" svg:y="11.096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048cm" svg:height="0.762cm" svg:x="0.71cm" svg:y="11.096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993cm" svg:height="0.702cm" svg:x="3.748cm" svg:y="6.905cm">
          <text:p text:style-name="P1"><text:span text:style-name="T4">Plugin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846cm" svg:height="4.512cm" svg:x="0.71cm" svg:y="7.5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41cm" svg:y1="4.572cm" svg:x2="10.541cm" svg:y2="6.477cm">
          <text:p/>
        </draw:line>
        <draw:custom-shape draw:style-name="gr2" draw:text-style-name="P3" draw:layer="layout" svg:width="3.989cm" svg:height="4.512cm" svg:x="3.752cm" svg:y="7.54cm">
          <text:p text:style-name="P2"><text:span text:style-name="T1">support-sqlalchemy</text:span></text:p>
          <text:p text:style-name="P2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989cm" svg:height="4.512cm" svg:x="3.752cm" svg:y="7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0.686cm" svg:x="2.915cm" svg:y="11.1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4.064cm" svg:x="0.508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75cm" svg:height="3.001cm" svg:x="0.716cm" svg:y="1.825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indexing</text:span></text:p>
          <text:p text:style-name="P2"><text:span text:style-name="T1">service-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475cm" svg:height="0.635cm" svg:x="0.716cm" svg:y="1.19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475cm" svg:height="3.001cm" svg:x="0.716cm" svg:y="1.82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262cm" svg:x1="4.191cm" svg:y1="4.318cm" svg:x2="7.747cm" svg:y2="8.636cm" draw:start-shape="id1" draw:start-glue-point="1" draw:end-shape="id2" draw:end-glue-point="1" svg:d="m4191 4318h4318v4318h-762">
          <text:p/>
        </draw:connector>
        <draw:custom-shape draw:style-name="gr13" draw:text-style-name="P8" xml:id="id2" draw:id="id2" draw:layer="layout" svg:width="3.981cm" svg:height="0.762cm" svg:x="3.766cm" svg:y="8.255cm">
          <text:p text:style-name="P8"><text:span text:style-name="T1">gatewa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45cm" svg:y1="1.27cm" svg:x2="11.049cm" svg:y2="1.27cm">
          <text:p/>
        </draw:line>
        <draw:line draw:style-name="gr10" draw:text-style-name="P1" draw:layer="layout" svg:x1="1.016cm" svg:y1="6.223cm" svg:x2="1.016cm" svg:y2="5.08cm">
          <text:p/>
        </draw:line>
        <draw:line draw:style-name="gr10" draw:text-style-name="P1" draw:layer="layout" svg:x1="2.413cm" svg:y1="5.08cm" svg:x2="2.413cm" svg:y2="6.223cm">
          <text:p/>
        </draw:line>
        <draw:line draw:style-name="gr10" draw:text-style-name="P1" draw:layer="layout" svg:x1="9.271cm" svg:y1="2.54cm" svg:x2="4.445cm" svg:y2="2.54cm">
          <text:p/>
        </draw:line>
        <draw:line draw:style-name="gr10" draw:text-style-name="P1" draw:layer="layout" svg:x1="14.224cm" svg:y1="6.477cm" svg:x2="14.224cm" svg:y2="4.572cm">
          <text:p/>
        </draw:line>
        <draw:custom-shape draw:style-name="gr14" draw:text-style-name="P9" draw:layer="layout" svg:width="7.493cm" svg:height="0.508cm" svg:x="0.508cm" svg:y="6.223cm">
          <text:p text:style-name="P1"><text:span text:style-name="T5">REST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937cm" svg:height="0.508cm" svg:x="0.508cm" svg:y="0.508cm">
          <text:p text:style-name="P1"><text:span text:style-name="T5">Gateway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" draw:id="id1" draw:layer="layout" svg:width="3.473cm" svg:height="0.762cm" svg:x="0.718cm" svg:y="3.937cm">
          <text:p text:style-name="P8"><text:span text:style-name="T1">service-gatew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auto-grow-height="false" fo:padding-top="0.125cm" fo:padding-bottom="0.125cm" fo:padding-left="0.229cm" fo:padding-right="0.25cm" fo:wrap-option="no-wrap" draw:shadow="hidden" draw:shadow-offset-x="0.203cm" draw:shadow-offset-y="0.203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8.16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6:17:36</meta:creation-date>
    <dc:date>2013-09-30T13:57:25</dc:date>
    <meta:editing-duration>PT3H12M29S</meta:editing-duration>
    <meta:editing-cycles>18</meta:editing-cycles>
    <meta:generator>LibreOffice/3.6$Linux_X86_64 LibreOffice_project/360m1$Build-2</meta:generator>
    <meta:document-statistic meta:object-count="27"/>
  </office:meta>
</office:document-meta>
</file>